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rvletHandlerAdapter.supports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letHandlerAdapter.getLastModified( HttpServletRequest request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letHandlerAdapter.handle( HttpServletRequest request , HttpServletResponse respons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